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ontAwesome1" svg:font-family="FontAwesome"/>
    <style:font-face style:name="Roboto1" svg:font-family="Roboto"/>
    <style:font-face style:name="Robotoular1" svg:font-family="Robotoular"/>
    <style:font-face style:name="DejaVu Sans1" svg:font-family="'DejaVu Sans'" style:font-pitch="variable"/>
    <style:font-face style:name="FontAwesome" svg:font-family="FontAwesome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211f21"/>
    </style:style>
    <style:style style:name="gr2" style:family="graphic" style:parent-style-name="standard">
      <style:graphic-properties draw:stroke="none" draw:fill="solid" draw:fill-color="#fefefe"/>
    </style:style>
    <style:style style:name="gr3" style:family="graphic" style:parent-style-name="standard">
      <style:graphic-properties draw:stroke="none" draw:fill="solid" draw:fill-color="#efefef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1.006cm" fo:min-width="1.006cm" fo:padding-top="0cm" fo:padding-bottom="0cm" fo:padding-left="0cm" fo:padding-right="0cm"/>
    </style:style>
    <style:style style:name="gr5" style:family="graphic" style:parent-style-name="standard">
      <style:graphic-properties draw:stroke="none" draw:fill="solid" draw:fill-color="#4171d8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423cm" fo:min-width="0.423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555cm" fo:min-width="0.55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96cm" fo:min-width="0.396cm" fo:padding-top="0cm" fo:padding-bottom="0cm" fo:padding-left="0cm" fo:padding-right="0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582cm" fo:min-width="0.582cm" fo:padding-top="0cm" fo:padding-bottom="0cm" fo:padding-left="0cm" fo:padding-right="0cm"/>
    </style:style>
    <style:style style:name="gr10" style:family="graphic" style:parent-style-name="standard">
      <style:graphic-properties draw:stroke="none" draw:fill="solid" draw:fill-color="#515151"/>
    </style:style>
    <style:style style:name="P1" style:family="paragraph">
      <loext:graphic-properties draw:fill="solid" draw:fill-color="#211f21"/>
    </style:style>
    <style:style style:name="P2" style:family="paragraph">
      <loext:graphic-properties draw:fill="solid" draw:fill-color="#fefefe"/>
    </style:style>
    <style:style style:name="P3" style:family="paragraph">
      <loext:graphic-properties draw:fill="solid" draw:fill-color="#efefef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/>
      <style:text-properties fo:font-size="28.6000003814697pt" style:font-size-asian="28.6000003814697pt" style:font-size-complex="28.6000003814697pt"/>
    </style:style>
    <style:style style:name="P6" style:family="paragraph">
      <loext:graphic-properties draw:fill="solid" draw:fill-color="#4171d8"/>
    </style:style>
    <style:style style:name="P7" style:family="paragraph">
      <loext:graphic-properties draw:fill="none"/>
      <style:text-properties fo:font-size="12pt" style:font-size-asian="12pt" style:font-size-complex="12pt"/>
    </style:style>
    <style:style style:name="P8" style:family="paragraph">
      <loext:graphic-properties draw:fill="none"/>
      <style:text-properties fo:font-size="15.8000001907349pt" style:font-size-asian="15.8000001907349pt" style:font-size-complex="15.8000001907349pt"/>
    </style:style>
    <style:style style:name="P9" style:family="paragraph">
      <loext:graphic-properties draw:fill="none"/>
      <style:text-properties fo:font-size="11.3000001907349pt" style:font-size-asian="11.3000001907349pt" style:font-size-complex="11.3000001907349pt"/>
    </style:style>
    <style:style style:name="P10" style:family="paragraph">
      <loext:graphic-properties draw:fill="none"/>
      <style:text-properties fo:font-size="16.5pt" style:font-size-asian="16.5pt" style:font-size-complex="16.5pt"/>
    </style:style>
    <style:style style:name="P11" style:family="paragraph">
      <loext:graphic-properties draw:fill="solid" draw:fill-color="#515151"/>
    </style:style>
    <style:style style:name="T1" style:family="text">
      <style:text-properties fo:color="#efefef" style:font-name="Robotoular1" fo:font-size="28.6000003814697pt" style:font-size-asian="28.6000003814697pt" style:font-name-complex="Robotoular1" style:font-size-complex="28.6000003814697pt"/>
    </style:style>
    <style:style style:name="T2" style:family="text">
      <style:text-properties fo:color="#efefef" style:font-name="Roboto1" fo:font-size="12pt" fo:font-style="italic" style:font-size-asian="12pt" style:font-name-complex="Roboto1" style:font-size-complex="12pt" style:font-style-complex="italic"/>
    </style:style>
    <style:style style:name="T3" style:family="text">
      <style:text-properties fo:color="#4171d8" style:font-name="Robotoular1" fo:font-size="15.8000001907349pt" style:font-size-asian="15.8000001907349pt" style:font-name-complex="Robotoular1" style:font-size-complex="15.8000001907349pt"/>
    </style:style>
    <style:style style:name="T4" style:family="text">
      <style:text-properties fo:color="#efefef" style:font-name="Roboto1" fo:font-size="11.3000001907349pt" style:font-size-asian="11.3000001907349pt" style:font-name-complex="Roboto1" style:font-size-complex="11.3000001907349pt"/>
    </style:style>
    <style:style style:name="T5" style:family="text">
      <style:text-properties fo:color="#4171d8" style:font-name="Robotoular1" fo:font-size="16.5pt" style:font-size-asian="16.5pt" style:font-name-complex="Robotoular1" style:font-size-complex="16.5pt"/>
    </style:style>
    <style:style style:name="T6" style:family="text">
      <style:text-properties fo:color="#efefef" style:font-name="Roboto1" fo:font-size="11.3000001907349pt" fo:font-weight="bold" style:font-size-asian="11.3000001907349pt" style:font-name-complex="Roboto1" style:font-size-complex="11.3000001907349pt" style:font-weight-complex="bold"/>
    </style:style>
    <style:style style:name="T7" style:family="text">
      <style:text-properties fo:color="#efefef" style:font-name="FontAwesome1" fo:font-size="11.3000001907349pt" style:font-size-asian="11.3000001907349pt" style:font-name-complex="FontAwesome1" style:font-size-complex="11.3000001907349pt"/>
    </style:style>
    <style:style style:name="T8" style:family="text">
      <style:text-properties fo:color="#515151" style:font-name="Roboto1" fo:font-size="11.3000001907349pt" fo:font-weight="bold" style:font-size-asian="11.3000001907349pt" style:font-name-complex="Roboto1" style:font-size-complex="11.3000001907349pt" style:font-weight-complex="bold"/>
    </style:style>
    <style:style style:name="T9" style:family="text">
      <style:text-properties fo:color="#7a7a7a" style:font-name="Roboto1" fo:font-size="11.3000001907349pt" fo:font-style="italic" style:font-size-asian="11.3000001907349pt" style:font-name-complex="Roboto1" style:font-size-complex="11.3000001907349pt" style:font-style-complex="italic"/>
    </style:style>
    <style:style style:name="T10" style:family="text">
      <style:text-properties fo:color="#515151" style:font-name="Roboto1" fo:font-size="11.3000001907349pt" style:font-size-asian="11.3000001907349pt" style:font-name-complex="Roboto1" style:font-size-complex="11.300000190734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0.98cm" svg:height="29.685cm" svg:x="0cm" svg:y="0cm" svg:viewBox="0 0 20981 29686" draw:points="0,0 20981,0 20981,29686 0,29686">
          <text:p/>
        </draw:polygon>
        <draw:polygon draw:style-name="gr2" draw:text-style-name="P2" draw:layer="layout" svg:width="21.006cm" svg:height="29.667cm" svg:x="-0.023cm" svg:y="0cm" svg:viewBox="0 0 21007 29668" draw:points="0,0 21007,0 21007,29668 0,29668">
          <text:p/>
        </draw:polygon>
        <draw:polygon draw:style-name="gr1" draw:text-style-name="P1" draw:layer="layout" svg:width="21.006cm" svg:height="19.628cm" svg:x="-0.023cm" svg:y="0cm" svg:viewBox="0 0 21007 19629" draw:points="0,0 21007,0 21007,19629 0,19629">
          <text:p/>
        </draw:polygon>
        <draw:polygon draw:style-name="gr2" draw:text-style-name="P2" draw:layer="layout" svg:width="21.006cm" svg:height="10.074cm" svg:x="-0.023cm" svg:y="19.628cm" svg:viewBox="0 0 21007 10075" draw:points="0,0 21007,0 21007,10075 0,10075">
          <text:p/>
        </draw:polygon>
        <draw:polygon draw:style-name="gr1" draw:text-style-name="P1" draw:layer="layout" svg:width="21.006cm" svg:height="0.582cm" svg:x="-0.023cm" svg:y="29.085cm" svg:viewBox="0 0 21007 583" draw:points="0,0 21007,0 21007,583 0,583">
          <text:p/>
        </draw:polygon>
        <draw:polygon draw:style-name="gr1" draw:text-style-name="P1" draw:layer="layout" svg:width="18.251cm" svg:height="3.549cm" svg:x="1.566cm" svg:y="1.907cm" svg:viewBox="0 0 18252 3550" draw:points="0,0 18252,0 18252,3550 0,3550">
          <text:p/>
        </draw:polygon>
        <draw:polygon draw:style-name="gr3" draw:text-style-name="P3" draw:layer="layout" svg:width="17.721cm" svg:height="0.027cm" svg:x="1.566cm" svg:y="3.999cm" svg:viewBox="0 0 17722 28" draw:points="0,0 17722,0 17722,28 0,28">
          <text:p/>
        </draw:polygon>
        <draw:frame draw:style-name="gr4" draw:text-style-name="P5" draw:layer="layout" svg:width="9.133cm" svg:height="1.174cm" svg:x="5.407cm" svg:y="2.509cm">
          <draw:text-box>
            <text:p text:style-name="P4"><text:span text:style-name="T1">KENNETH IRUNGU</text:span></text:p>
          </draw:text-box>
        </draw:frame>
        <draw:polygon draw:style-name="gr1" draw:text-style-name="P1" draw:layer="layout" svg:width="18.251cm" svg:height="4.265cm" svg:x="1.566cm" svg:y="5.986cm" svg:viewBox="0 0 18252 4266" draw:points="0,0 18252,0 18252,4266 0,4266">
          <text:p/>
        </draw:polygon>
        <draw:polygon draw:style-name="gr5" draw:text-style-name="P6" draw:layer="layout" svg:width="17.721cm" svg:height="0.026cm" svg:x="1.566cm" svg:y="6.463cm" svg:viewBox="0 0 17722 27" draw:points="0,0 17722,0 17722,27 0,27">
          <text:p/>
        </draw:polygon>
        <draw:polygon draw:style-name="gr5" draw:text-style-name="P6" draw:layer="layout" svg:width="17.721cm" svg:height="0.026cm" svg:x="1.566cm" svg:y="7.311cm" svg:viewBox="0 0 17722 27" draw:points="0,0 17722,0 17722,27 0,27">
          <text:p/>
        </draw:polygon>
        <draw:frame draw:style-name="gr6" draw:text-style-name="P7" draw:layer="layout" svg:width="4.155cm" svg:height="0.497cm" svg:x="8.321cm" svg:y="4.56cm">
          <draw:text-box>
            <text:p text:style-name="P4"><text:span text:style-name="T2">SOFTWARE ENGINEER</text:span></text:p>
          </draw:text-box>
        </draw:frame>
        <draw:frame draw:style-name="gr7" draw:text-style-name="P8" draw:layer="layout" svg:width="2.301cm" svg:height="0.649cm" svg:x="1.566cm" svg:y="6.583cm">
          <draw:text-box>
            <text:p text:style-name="P4"><text:span text:style-name="T3">PROFILE</text:span></text:p>
          </draw:text-box>
        </draw:frame>
        <draw:frame draw:style-name="gr8" draw:text-style-name="P9" draw:layer="layout" svg:width="16.588cm" svg:height="0.467cm" svg:x="1.566cm" svg:y="7.949cm">
          <draw:text-box>
            <text:p text:style-name="P4"><text:span text:style-name="T4">I am a full stack software developer. I am actively working with python for Desktop/Web/Data </text:span></text:p>
          </draw:text-box>
        </draw:frame>
        <draw:frame draw:style-name="gr8" draw:text-style-name="P9" draw:layer="layout" svg:width="17.85cm" svg:height="0.467cm" svg:x="1.566cm" svg:y="8.426cm">
          <draw:text-box>
            <text:p text:style-name="P4"><text:span text:style-name="T4">Science/Data Scraping and any kind of things that python can do. I am curious about data </text:span><text:span text:style-name="T4">science/ai </text:span></text:p>
          </draw:text-box>
        </draw:frame>
        <draw:frame draw:style-name="gr8" draw:text-style-name="P9" draw:layer="layout" svg:width="17.668cm" svg:height="0.467cm" svg:x="1.566cm" svg:y="8.903cm">
          <draw:text-box>
            <text:p text:style-name="P4"><text:span text:style-name="T4">modelling, so i spent most of the day with researching about these topics. I like open source </text:span><text:span text:style-name="T4">project </text:span></text:p>
          </draw:text-box>
        </draw:frame>
        <draw:polygon draw:style-name="gr1" draw:text-style-name="P1" draw:layer="layout" svg:width="18.251cm" svg:height="7.496cm" svg:x="1.566cm" svg:y="10.781cm" svg:viewBox="0 0 18252 7497" draw:points="0,0 18252,0 18252,7497 0,7497">
          <text:p/>
        </draw:polygon>
        <draw:polygon draw:style-name="gr5" draw:text-style-name="P6" draw:layer="layout" svg:width="17.721cm" svg:height="0.027cm" svg:x="1.566cm" svg:y="11.257cm" svg:viewBox="0 0 17722 28" draw:points="0,0 17722,0 17722,28 0,28">
          <text:p/>
        </draw:polygon>
        <draw:polygon draw:style-name="gr5" draw:text-style-name="P6" draw:layer="layout" svg:width="17.721cm" svg:height="0.027cm" svg:x="1.566cm" svg:y="12.105cm" svg:viewBox="0 0 17722 28" draw:points="0,0 17722,0 17722,28 0,28">
          <text:p/>
        </draw:polygon>
        <draw:frame draw:style-name="gr8" draw:text-style-name="P9" draw:layer="layout" svg:width="9.544cm" svg:height="0.467cm" svg:x="1.566cm" svg:y="9.379cm">
          <draw:text-box>
            <text:p text:style-name="P4"><text:span text:style-name="T4">and i am contributing these projects as much as i can.</text:span></text:p>
          </draw:text-box>
        </draw:frame>
        <draw:frame draw:style-name="gr9" draw:text-style-name="P10" draw:layer="layout" svg:width="7.393cm" svg:height="0.674cm" svg:x="1.566cm" svg:y="11.353cm">
          <draw:text-box>
            <text:p text:style-name="P4"><text:span text:style-name="T5">PERSONAL INFORMATION</text:span></text:p>
          </draw:text-box>
        </draw:frame>
        <draw:frame draw:style-name="gr8" draw:text-style-name="P9" draw:layer="layout" svg:width="1.052cm" svg:height="0.467cm" svg:x="2.229cm" svg:y="12.69cm">
          <draw:text-box>
            <text:p text:style-name="P4"><text:span text:style-name="T6">Name</text:span></text:p>
          </draw:text-box>
        </draw:frame>
        <draw:frame draw:style-name="gr8" draw:text-style-name="P9" draw:layer="layout" svg:width="3.312cm" svg:height="0.467cm" svg:x="2.229cm" svg:y="13.088cm">
          <draw:text-box>
            <text:p text:style-name="P4"><text:span text:style-name="T4">KENNETH IRUNGU</text:span></text:p>
          </draw:text-box>
        </draw:frame>
        <draw:frame draw:style-name="gr8" draw:text-style-name="P9" draw:layer="layout" svg:width="0.396cm" svg:height="0.399cm" svg:x="1.752cm" svg:y="12.719cm">
          <draw:text-box>
            <text:p text:style-name="P4"><text:span text:style-name="T7"></text:span></text:p>
          </draw:text-box>
        </draw:frame>
        <draw:frame draw:style-name="gr8" draw:text-style-name="P9" draw:layer="layout" svg:width="1.653cm" svg:height="0.467cm" svg:x="2.229cm" svg:y="13.618cm">
          <draw:text-box>
            <text:p text:style-name="P4"><text:span text:style-name="T6">Birthdate</text:span></text:p>
          </draw:text-box>
        </draw:frame>
        <draw:frame draw:style-name="gr8" draw:text-style-name="P9" draw:layer="layout" svg:width="2.127cm" svg:height="0.467cm" svg:x="2.229cm" svg:y="14.015cm">
          <draw:text-box>
            <text:p text:style-name="P4"><text:span text:style-name="T4">27/09/1997</text:span></text:p>
          </draw:text-box>
        </draw:frame>
        <draw:frame draw:style-name="gr8" draw:text-style-name="P9" draw:layer="layout" svg:width="0.4cm" svg:height="0.399cm" svg:x="1.699cm" svg:y="13.646cm">
          <draw:text-box>
            <text:p text:style-name="P4"><text:span text:style-name="T7"></text:span></text:p>
          </draw:text-box>
        </draw:frame>
        <draw:frame draw:style-name="gr8" draw:text-style-name="P9" draw:layer="layout" svg:width="1.869cm" svg:height="0.467cm" svg:x="2.229cm" svg:y="14.545cm">
          <draw:text-box>
            <text:p text:style-name="P4"><text:span text:style-name="T6">Residence</text:span></text:p>
          </draw:text-box>
        </draw:frame>
        <draw:frame draw:style-name="gr8" draw:text-style-name="P9" draw:layer="layout" svg:width="2.534cm" svg:height="0.467cm" svg:x="2.229cm" svg:y="14.942cm">
          <draw:text-box>
            <text:p text:style-name="P4"><text:span text:style-name="T4">Nairobi/Kenya</text:span></text:p>
          </draw:text-box>
        </draw:frame>
        <draw:frame draw:style-name="gr8" draw:text-style-name="P9" draw:layer="layout" svg:width="0.396cm" svg:height="0.399cm" svg:x="1.725cm" svg:y="14.573cm">
          <draw:text-box>
            <text:p text:style-name="P4"><text:span text:style-name="T7"></text:span></text:p>
          </draw:text-box>
        </draw:frame>
        <draw:frame draw:style-name="gr8" draw:text-style-name="P9" draw:layer="layout" svg:width="2.517cm" svg:height="0.467cm" svg:x="2.229cm" svg:y="15.472cm">
          <draw:text-box>
            <text:p text:style-name="P4"><text:span text:style-name="T6">Marital Status</text:span></text:p>
          </draw:text-box>
        </draw:frame>
        <draw:frame draw:style-name="gr8" draw:text-style-name="P9" draw:layer="layout" svg:width="1.09cm" svg:height="0.467cm" svg:x="2.229cm" svg:y="15.869cm">
          <draw:text-box>
            <text:p text:style-name="P4"><text:span text:style-name="T4">Single</text:span></text:p>
          </draw:text-box>
        </draw:frame>
        <draw:frame draw:style-name="gr8" draw:text-style-name="P9" draw:layer="layout" svg:width="0.396cm" svg:height="0.399cm" svg:x="1.725cm" svg:y="15.5cm">
          <draw:text-box>
            <text:p text:style-name="P4"><text:span text:style-name="T7"></text:span></text:p>
          </draw:text-box>
        </draw:frame>
        <draw:frame draw:style-name="gr8" draw:text-style-name="P9" draw:layer="layout" svg:width="3.139cm" svg:height="0.467cm" svg:x="2.229cm" svg:y="16.399cm">
          <draw:text-box>
            <text:p text:style-name="P4"><text:span text:style-name="T6">Personel Website</text:span></text:p>
          </draw:text-box>
        </draw:frame>
        <draw:frame draw:style-name="gr8" draw:text-style-name="P9" draw:layer="layout" svg:width="4.278cm" svg:height="0.467cm" svg:x="2.229cm" svg:y="16.796cm">
          <draw:text-box>
            <text:p text:style-name="P4"><text:span text:style-name="T4">http://joykentech.co.ke/</text:span></text:p>
          </draw:text-box>
        </draw:frame>
        <draw:frame draw:style-name="gr8" draw:text-style-name="P9" draw:layer="layout" svg:width="0.396cm" svg:height="0.399cm" svg:x="1.725cm" svg:y="16.427cm">
          <draw:text-box>
            <text:p text:style-name="P4"><text:span text:style-name="T7"></text:span></text:p>
          </draw:text-box>
        </draw:frame>
        <draw:frame draw:style-name="gr8" draw:text-style-name="P9" draw:layer="layout" svg:width="1.187cm" svg:height="0.467cm" svg:x="2.229cm" svg:y="17.326cm">
          <draw:text-box>
            <text:p text:style-name="P4"><text:span text:style-name="T6">Github</text:span></text:p>
          </draw:text-box>
        </draw:frame>
        <draw:frame draw:style-name="gr8" draw:text-style-name="P9" draw:layer="layout" svg:width="5.048cm" svg:height="0.467cm" svg:x="2.229cm" svg:y="17.723cm">
          <draw:text-box>
            <text:p text:style-name="P4"><text:span text:style-name="T4">https://github.com/ken1800</text:span></text:p>
          </draw:text-box>
        </draw:frame>
        <draw:polygon draw:style-name="gr2" draw:text-style-name="P2" draw:layer="layout" svg:width="18.225cm" svg:height="5.643cm" svg:x="1.566cm" svg:y="20.184cm" svg:viewBox="0 0 18226 5644" draw:points="0,0 18226,0 18226,5644 0,5644">
          <text:p/>
        </draw:polygon>
        <draw:polygon draw:style-name="gr5" draw:text-style-name="P6" draw:layer="layout" svg:width="17.695cm" svg:height="0.027cm" svg:x="1.566cm" svg:y="20.661cm" svg:viewBox="0 0 17696 28" draw:points="0,0 17696,0 17696,28 0,28">
          <text:p/>
        </draw:polygon>
        <draw:polygon draw:style-name="gr5" draw:text-style-name="P6" draw:layer="layout" svg:width="17.695cm" svg:height="0.027cm" svg:x="1.566cm" svg:y="21.535cm" svg:viewBox="0 0 17696 28" draw:points="0,0 17696,0 17696,28 0,28">
          <text:p/>
        </draw:polygon>
        <draw:frame draw:style-name="gr8" draw:text-style-name="P9" draw:layer="layout" svg:width="0.396cm" svg:height="0.399cm" svg:x="1.725cm" svg:y="17.354cm">
          <draw:text-box>
            <text:p text:style-name="P4"><text:span text:style-name="T7"></text:span></text:p>
          </draw:text-box>
        </draw:frame>
        <draw:frame draw:style-name="gr9" draw:text-style-name="P10" draw:layer="layout" svg:width="3.456cm" svg:height="0.674cm" svg:x="1.566cm" svg:y="20.783cm">
          <draw:text-box>
            <text:p text:style-name="P4"><text:span text:style-name="T5">EDUCATION</text:span></text:p>
          </draw:text-box>
        </draw:frame>
        <draw:frame draw:style-name="gr8" draw:text-style-name="P9" draw:layer="layout" svg:width="3.185cm" svg:height="0.467cm" svg:x="4.745cm" svg:y="22.174cm">
          <draw:text-box>
            <text:p text:style-name="P4"><text:span text:style-name="T8">KISII UNIVERSITY</text:span></text:p>
          </draw:text-box>
        </draw:frame>
        <draw:frame draw:style-name="gr8" draw:text-style-name="P9" draw:layer="layout" svg:width="3.143cm" svg:height="0.467cm" svg:x="4.745cm" svg:y="22.65cm">
          <draw:text-box>
            <text:p text:style-name="P4"><text:span text:style-name="T9">Computer Science</text:span></text:p>
          </draw:text-box>
        </draw:frame>
        <draw:frame draw:style-name="gr8" draw:text-style-name="P9" draw:layer="layout" svg:width="3.224cm" svg:height="0.467cm" svg:x="4.745cm" svg:y="23.127cm">
          <draw:text-box>
            <text:p text:style-name="P4"><text:span text:style-name="T10">(100% en), 4 years</text:span></text:p>
          </draw:text-box>
        </draw:frame>
        <draw:frame draw:style-name="gr8" draw:text-style-name="P9" draw:layer="layout" svg:width="2.102cm" svg:height="0.467cm" svg:x="1.566cm" svg:y="22.174cm">
          <draw:text-box>
            <text:p text:style-name="P4"><text:span text:style-name="T10">2016 - 2020</text:span></text:p>
          </draw:text-box>
        </draw:frame>
        <draw:frame draw:style-name="gr8" draw:text-style-name="P9" draw:layer="layout" svg:width="6.356cm" svg:height="0.467cm" svg:x="4.745cm" svg:y="24.001cm">
          <draw:text-box>
            <text:p text:style-name="P4"><text:span text:style-name="T8">KINYAGO DANDORA HIGH SCHOOL</text:span></text:p>
          </draw:text-box>
        </draw:frame>
        <draw:frame draw:style-name="gr8" draw:text-style-name="P9" draw:layer="layout" svg:width="3.101cm" svg:height="0.467cm" svg:x="4.745cm" svg:y="24.478cm">
          <draw:text-box>
            <text:p text:style-name="P4"><text:span text:style-name="T9">Nairobi ,Embakasi</text:span></text:p>
          </draw:text-box>
        </draw:frame>
        <draw:frame draw:style-name="gr8" draw:text-style-name="P9" draw:layer="layout" svg:width="1.28cm" svg:height="0.467cm" svg:x="4.745cm" svg:y="24.955cm">
          <draw:text-box>
            <text:p text:style-name="P4"><text:span text:style-name="T10">4 years</text:span></text:p>
          </draw:text-box>
        </draw:frame>
        <draw:frame draw:style-name="gr8" draw:text-style-name="P9" draw:layer="layout" svg:width="2.102cm" svg:height="0.467cm" svg:x="1.566cm" svg:y="24.001cm">
          <draw:text-box>
            <text:p text:style-name="P4"><text:span text:style-name="T10">2012 - 2015</text:span></text:p>
          </draw:text-box>
        </draw:frame>
      </draw:page>
      <draw:page draw:name="page2" draw:style-name="dp1" draw:master-page-name="master-page3">
        <draw:polygon draw:style-name="gr1" draw:text-style-name="P1" draw:layer="layout" svg:width="20.98cm" svg:height="29.686cm" svg:x="0cm" svg:y="-0.001cm" svg:viewBox="0 0 20981 29687" draw:points="0,0 20981,0 20981,29687 0,29687">
          <text:p/>
        </draw:polygon>
        <draw:polygon draw:style-name="gr2" draw:text-style-name="P2" draw:layer="layout" svg:width="21.006cm" svg:height="29.667cm" svg:x="-0.023cm" svg:y="0cm" svg:viewBox="0 0 21007 29668" draw:points="0,0 21007,0 21007,29668 0,29668">
          <text:p/>
        </draw:polygon>
        <draw:polygon draw:style-name="gr1" draw:text-style-name="P1" draw:layer="layout" svg:width="21.006cm" svg:height="0.582cm" svg:x="-0.023cm" svg:y="29.085cm" svg:viewBox="0 0 21007 583" draw:points="0,0 21007,0 21007,583 0,583">
          <text:p/>
        </draw:polygon>
        <draw:polygon draw:style-name="gr2" draw:text-style-name="P2" draw:layer="layout" svg:width="18.225cm" svg:height="9.35cm" svg:x="1.566cm" svg:y="0.821cm" svg:viewBox="0 0 18226 9351" draw:points="0,0 18226,0 18226,9351 0,9351">
          <text:p/>
        </draw:polygon>
        <draw:polygon draw:style-name="gr5" draw:text-style-name="P6" draw:layer="layout" svg:width="17.695cm" svg:height="0.027cm" svg:x="1.566cm" svg:y="1.297cm" svg:viewBox="0 0 17696 28" draw:points="0,0 17696,0 17696,28 0,28">
          <text:p/>
        </draw:polygon>
        <draw:polygon draw:style-name="gr5" draw:text-style-name="P6" draw:layer="layout" svg:width="17.695cm" svg:height="0.026cm" svg:x="1.566cm" svg:y="2.172cm" svg:viewBox="0 0 17696 27" draw:points="0,0 17696,0 17696,27 0,27">
          <text:p/>
        </draw:polygon>
        <draw:frame draw:style-name="gr9" draw:text-style-name="P10" draw:layer="layout" svg:width="1.932cm" svg:height="0.674cm" svg:x="1.566cm" svg:y="1.419cm">
          <draw:text-box>
            <text:p text:style-name="P4"><text:span text:style-name="T5">SKILLS</text:span></text:p>
          </draw:text-box>
        </draw:frame>
        <draw:frame draw:style-name="gr8" draw:text-style-name="P9" draw:layer="layout" svg:width="4.519cm" svg:height="0.467cm" svg:x="1.566cm" svg:y="2.81cm">
          <draw:text-box>
            <text:p text:style-name="P4"><text:span text:style-name="T8">Programming Languages</text:span></text:p>
          </draw:text-box>
        </draw:frame>
        <draw:path draw:style-name="gr5" draw:text-style-name="P6" draw:layer="layout" svg:width="0.689cm" svg:height="0.291cm" svg:x="8.93cm" svg:y="3.602cm" svg:viewBox="0 0 690 292" svg:d="M132 0h425c73 0 133 60 133 133v27c0 73-60 132-133 132h-425c-73 0-132-59-132-132v-27c0-73 59-133 132-133z">
          <text:p/>
        </draw:path>
        <draw:path draw:style-name="gr5" draw:text-style-name="P6" draw:layer="layout" svg:width="0.689cm" svg:height="0.291cm" svg:x="8.453cm" svg:y="3.602cm" svg:viewBox="0 0 690 292" svg:d="M133 0h424c74 0 133 60 133 133v27c0 73-59 132-133 132h-424c-74 0-133-59-133-132v-27c0-73 59-133 133-133z">
          <text:p/>
        </draw:path>
        <draw:path draw:style-name="gr5" draw:text-style-name="P6" draw:layer="layout" svg:width="0.689cm" svg:height="0.291cm" svg:x="7.976cm" svg:y="3.602cm" svg:viewBox="0 0 690 292" svg:d="M133 0h424c74 0 133 60 133 133v27c0 73-59 132-133 132h-424c-73 0-133-59-133-132v-27c0-73 60-133 133-133z">
          <text:p/>
        </draw:path>
        <draw:path draw:style-name="gr5" draw:text-style-name="P6" draw:layer="layout" svg:width="0.688cm" svg:height="0.291cm" svg:x="7.5cm" svg:y="3.602cm" svg:viewBox="0 0 689 292" svg:d="M132 0h425c73 0 132 60 132 133v27c0 73-59 132-132 132h-425c-73 0-132-59-132-132v-27c0-73 59-133 132-133z">
          <text:p/>
        </draw:path>
        <draw:path draw:style-name="gr5" draw:text-style-name="P6" draw:layer="layout" svg:width="0.688cm" svg:height="0.291cm" svg:x="7.023cm" svg:y="3.602cm" svg:viewBox="0 0 689 292" svg:d="M132 0h425c73 0 132 60 132 133v27c0 73-59 132-132 132h-425c-73 0-132-59-132-132v-27c0-73 59-133 132-133z">
          <text:p/>
        </draw:path>
        <draw:frame draw:style-name="gr8" draw:text-style-name="P9" draw:layer="layout" svg:width="1.238cm" svg:height="0.467cm" svg:x="1.566cm" svg:y="3.499cm">
          <draw:text-box>
            <text:p text:style-name="P4"><text:span text:style-name="T10">Python</text:span></text:p>
          </draw:text-box>
        </draw:frame>
        <draw:path draw:style-name="gr10" draw:text-style-name="P11" draw:layer="layout" svg:width="0.689cm" svg:height="0.291cm" svg:x="8.93cm" svg:y="4.079cm" svg:viewBox="0 0 690 292" svg:d="M132 0h425c73 0 133 59 133 132v28c0 73-60 132-133 132h-425c-73 0-132-59-132-132v-28c0-73 59-132 132-132z">
          <text:p/>
        </draw:path>
        <draw:path draw:style-name="gr10" draw:text-style-name="P11" draw:layer="layout" svg:width="0.689cm" svg:height="0.291cm" svg:x="8.453cm" svg:y="4.079cm" svg:viewBox="0 0 690 292" svg:d="M133 0h424c74 0 133 59 133 132v28c0 73-59 132-133 132h-424c-74 0-133-59-133-132v-28c0-73 59-132 133-132z">
          <text:p/>
        </draw:path>
        <draw:path draw:style-name="gr5" draw:text-style-name="P6" draw:layer="layout" svg:width="0.689cm" svg:height="0.291cm" svg:x="7.976cm" svg:y="4.079cm" svg:viewBox="0 0 690 292" svg:d="M133 0h424c74 0 133 59 133 132v28c0 73-59 132-133 132h-424c-73 0-133-59-133-132v-28c0-73 60-132 133-132z">
          <text:p/>
        </draw:path>
        <draw:path draw:style-name="gr5" draw:text-style-name="P6" draw:layer="layout" svg:width="0.688cm" svg:height="0.291cm" svg:x="7.5cm" svg:y="4.079cm" svg:viewBox="0 0 689 292" svg:d="M132 0h425c73 0 132 59 132 132v28c0 73-59 132-132 132h-425c-73 0-132-59-132-132v-28c0-73 59-132 132-132z">
          <text:p/>
        </draw:path>
        <draw:path draw:style-name="gr5" draw:text-style-name="P6" draw:layer="layout" svg:width="0.688cm" svg:height="0.291cm" svg:x="7.023cm" svg:y="4.079cm" svg:viewBox="0 0 689 292" svg:d="M132 0h425c73 0 132 59 132 132v28c0 73-59 132-132 132h-425c-73 0-132-59-132-132v-28c0-73 59-132 132-132z">
          <text:p/>
        </draw:path>
        <draw:frame draw:style-name="gr8" draw:text-style-name="P9" draw:layer="layout" svg:width="0.849cm" svg:height="0.467cm" svg:x="1.566cm" svg:y="3.976cm">
          <draw:text-box>
            <text:p text:style-name="P4"><text:span text:style-name="T10">Java</text:span></text:p>
          </draw:text-box>
        </draw:frame>
        <draw:path draw:style-name="gr10" draw:text-style-name="P11" draw:layer="layout" svg:width="0.689cm" svg:height="0.291cm" svg:x="8.93cm" svg:y="4.556cm" svg:viewBox="0 0 690 292" svg:d="M132 0h425c73 0 133 59 133 132v27c0 73-60 133-133 133h-425c-73 0-132-60-132-133v-27c0-73 59-132 132-132z">
          <text:p/>
        </draw:path>
        <draw:path draw:style-name="gr10" draw:text-style-name="P11" draw:layer="layout" svg:width="0.689cm" svg:height="0.291cm" svg:x="8.453cm" svg:y="4.556cm" svg:viewBox="0 0 690 292" svg:d="M133 0h424c74 0 133 59 133 132v27c0 73-59 133-133 133h-424c-74 0-133-60-133-133v-27c0-73 59-132 133-132z">
          <text:p/>
        </draw:path>
        <draw:path draw:style-name="gr10" draw:text-style-name="P11" draw:layer="layout" svg:width="0.689cm" svg:height="0.291cm" svg:x="7.976cm" svg:y="4.556cm" svg:viewBox="0 0 690 292" svg:d="M133 0h424c74 0 133 59 133 132v27c0 73-59 133-133 133h-424c-73 0-133-60-133-133v-27c0-73 60-132 133-132z">
          <text:p/>
        </draw:path>
        <draw:path draw:style-name="gr5" draw:text-style-name="P6" draw:layer="layout" svg:width="0.688cm" svg:height="0.291cm" svg:x="7.5cm" svg:y="4.556cm" svg:viewBox="0 0 689 292" svg:d="M132 0h425c73 0 132 59 132 132v27c0 73-59 133-132 133h-425c-73 0-132-60-132-133v-27c0-73 59-132 132-132z">
          <text:p/>
        </draw:path>
        <draw:path draw:style-name="gr5" draw:text-style-name="P6" draw:layer="layout" svg:width="0.688cm" svg:height="0.291cm" svg:x="7.023cm" svg:y="4.556cm" svg:viewBox="0 0 689 292" svg:d="M132 0h425c73 0 132 59 132 132v27c0 73-59 133-132 133h-425c-73 0-132-60-132-133v-27c0-73 59-132 132-132z">
          <text:p/>
        </draw:path>
        <draw:frame draw:style-name="gr8" draw:text-style-name="P9" draw:layer="layout" svg:width="0.506cm" svg:height="0.467cm" svg:x="1.566cm" svg:y="4.452cm">
          <draw:text-box>
            <text:p text:style-name="P4"><text:span text:style-name="T10">C#</text:span></text:p>
          </draw:text-box>
        </draw:frame>
        <draw:path draw:style-name="gr10" draw:text-style-name="P11" draw:layer="layout" svg:width="0.689cm" svg:height="0.292cm" svg:x="8.93cm" svg:y="5.032cm" svg:viewBox="0 0 690 293" svg:d="M132 0h425c73 0 133 60 133 134v26c0 74-60 133-133 133h-425c-73 0-132-59-132-133v-26c0-74 59-134 132-134z">
          <text:p/>
        </draw:path>
        <draw:path draw:style-name="gr10" draw:text-style-name="P11" draw:layer="layout" svg:width="0.689cm" svg:height="0.292cm" svg:x="8.453cm" svg:y="5.032cm" svg:viewBox="0 0 690 293" svg:d="M133 0h424c74 0 133 60 133 134v26c0 74-59 133-133 133h-424c-74 0-133-59-133-133v-26c0-74 59-134 133-134z">
          <text:p/>
        </draw:path>
        <draw:path draw:style-name="gr5" draw:text-style-name="P6" draw:layer="layout" svg:width="0.689cm" svg:height="0.292cm" svg:x="7.976cm" svg:y="5.032cm" svg:viewBox="0 0 690 293" svg:d="M133 0h424c74 0 133 60 133 134v26c0 74-59 133-133 133h-424c-73 0-133-59-133-133v-26c0-74 60-134 133-134z">
          <text:p/>
        </draw:path>
        <draw:path draw:style-name="gr5" draw:text-style-name="P6" draw:layer="layout" svg:width="0.688cm" svg:height="0.292cm" svg:x="7.5cm" svg:y="5.032cm" svg:viewBox="0 0 689 293" svg:d="M132 0h425c73 0 132 60 132 134v26c0 74-59 133-132 133h-425c-73 0-132-59-132-133v-26c0-74 59-134 132-134z">
          <text:p/>
        </draw:path>
        <draw:path draw:style-name="gr5" draw:text-style-name="P6" draw:layer="layout" svg:width="0.688cm" svg:height="0.292cm" svg:x="7.023cm" svg:y="5.032cm" svg:viewBox="0 0 689 293" svg:d="M132 0h425c73 0 132 60 132 134v26c0 74-59 133-132 133h-425c-73 0-132-59-132-133v-26c0-74 59-134 132-134z">
          <text:p/>
        </draw:path>
        <draw:frame draw:style-name="gr8" draw:text-style-name="P9" draw:layer="layout" svg:width="0.73cm" svg:height="0.467cm" svg:x="1.566cm" svg:y="4.929cm">
          <draw:text-box>
            <text:p text:style-name="P4"><text:span text:style-name="T10">SQL</text:span></text:p>
          </draw:text-box>
        </draw:frame>
        <draw:path draw:style-name="gr10" draw:text-style-name="P11" draw:layer="layout" svg:width="0.689cm" svg:height="0.292cm" svg:x="8.93cm" svg:y="5.509cm" svg:viewBox="0 0 690 293" svg:d="M132 0h425c73 0 133 60 133 133v26c0 74-60 134-133 134h-425c-73 0-132-60-132-134v-26c0-73 59-133 132-133z">
          <text:p/>
        </draw:path>
        <draw:path draw:style-name="gr10" draw:text-style-name="P11" draw:layer="layout" svg:width="0.689cm" svg:height="0.292cm" svg:x="8.453cm" svg:y="5.509cm" svg:viewBox="0 0 690 293" svg:d="M133 0h424c74 0 133 60 133 133v26c0 74-59 134-133 134h-424c-74 0-133-60-133-134v-26c0-73 59-133 133-133z">
          <text:p/>
        </draw:path>
        <draw:path draw:style-name="gr5" draw:text-style-name="P6" draw:layer="layout" svg:width="0.689cm" svg:height="0.292cm" svg:x="7.976cm" svg:y="5.509cm" svg:viewBox="0 0 690 293" svg:d="M133 0h424c74 0 133 60 133 133v26c0 74-59 134-133 134h-424c-73 0-133-60-133-134v-26c0-73 60-133 133-133z">
          <text:p/>
        </draw:path>
        <draw:path draw:style-name="gr5" draw:text-style-name="P6" draw:layer="layout" svg:width="0.688cm" svg:height="0.292cm" svg:x="7.5cm" svg:y="5.509cm" svg:viewBox="0 0 689 293" svg:d="M132 0h425c73 0 132 60 132 133v26c0 74-59 134-132 134h-425c-73 0-132-60-132-134v-26c0-73 59-133 132-133z">
          <text:p/>
        </draw:path>
        <draw:path draw:style-name="gr5" draw:text-style-name="P6" draw:layer="layout" svg:width="0.688cm" svg:height="0.292cm" svg:x="7.023cm" svg:y="5.509cm" svg:viewBox="0 0 689 293" svg:d="M132 0h425c73 0 132 60 132 133v26c0 74-59 134-132 134h-425c-73 0-132-60-132-134v-26c0-73 59-133 132-133z">
          <text:p/>
        </draw:path>
        <draw:frame draw:style-name="gr8" draw:text-style-name="P9" draw:layer="layout" svg:width="2.538cm" svg:height="0.467cm" svg:x="1.566cm" svg:y="5.406cm">
          <draw:text-box>
            <text:p text:style-name="P4"><text:span text:style-name="T10">Shell Scripting</text:span></text:p>
          </draw:text-box>
        </draw:frame>
        <draw:frame draw:style-name="gr8" draw:text-style-name="P9" draw:layer="layout" svg:width="3.363cm" svg:height="0.467cm" svg:x="10.281cm" svg:y="2.81cm">
          <draw:text-box>
            <text:p text:style-name="P4"><text:span text:style-name="T8">Frameworks/Tools</text:span></text:p>
          </draw:text-box>
        </draw:frame>
        <draw:path draw:style-name="gr5" draw:text-style-name="P6" draw:layer="layout" svg:width="0.689cm" svg:height="0.291cm" svg:x="17.645cm" svg:y="3.602cm" svg:viewBox="0 0 690 292" svg:d="M132 0h424c74 0 134 60 134 133v27c0 73-60 132-134 132h-424c-73 0-132-59-132-132v-27c0-73 59-133 132-133z">
          <text:p/>
        </draw:path>
        <draw:path draw:style-name="gr5" draw:text-style-name="P6" draw:layer="layout" svg:width="0.689cm" svg:height="0.291cm" svg:x="17.168cm" svg:y="3.602cm" svg:viewBox="0 0 690 292" svg:d="M133 0h424c73 0 133 60 133 133v27c0 73-60 132-133 132h-424c-74 0-133-59-133-132v-27c0-73 59-133 133-133z">
          <text:p/>
        </draw:path>
        <draw:path draw:style-name="gr5" draw:text-style-name="P6" draw:layer="layout" svg:width="0.689cm" svg:height="0.291cm" svg:x="16.691cm" svg:y="3.602cm" svg:viewBox="0 0 690 292" svg:d="M133 0h425c73 0 132 60 132 133v27c0 73-59 132-132 132h-425c-73 0-133-59-133-132v-27c0-73 60-133 133-133z">
          <text:p/>
        </draw:path>
        <draw:path draw:style-name="gr5" draw:text-style-name="P6" draw:layer="layout" svg:width="0.689cm" svg:height="0.291cm" svg:x="16.214cm" svg:y="3.602cm" svg:viewBox="0 0 690 292" svg:d="M133 0h424c73 0 133 60 133 133v27c0 73-60 132-133 132h-424c-73 0-133-59-133-132v-27c0-73 60-133 133-133z">
          <text:p/>
        </draw:path>
        <draw:path draw:style-name="gr5" draw:text-style-name="P6" draw:layer="layout" svg:width="0.688cm" svg:height="0.291cm" svg:x="15.738cm" svg:y="3.602cm" svg:viewBox="0 0 689 292" svg:d="M132 0h425c73 0 132 60 132 133v27c0 73-59 132-132 132h-425c-73 0-132-59-132-132v-27c0-73 59-133 132-133z">
          <text:p/>
        </draw:path>
        <draw:frame draw:style-name="gr8" draw:text-style-name="P9" draw:layer="layout" svg:width="1.247cm" svg:height="0.467cm" svg:x="10.281cm" svg:y="3.499cm">
          <draw:text-box>
            <text:p text:style-name="P4"><text:span text:style-name="T10">Django</text:span></text:p>
          </draw:text-box>
        </draw:frame>
        <draw:path draw:style-name="gr10" draw:text-style-name="P11" draw:layer="layout" svg:width="0.689cm" svg:height="0.291cm" svg:x="17.645cm" svg:y="4.079cm" svg:viewBox="0 0 690 292" svg:d="M132 0h424c74 0 134 59 134 132v28c0 73-60 132-134 132h-424c-73 0-132-59-132-132v-28c0-73 59-132 132-132z">
          <text:p/>
        </draw:path>
        <draw:path draw:style-name="gr10" draw:text-style-name="P11" draw:layer="layout" svg:width="0.689cm" svg:height="0.291cm" svg:x="17.168cm" svg:y="4.079cm" svg:viewBox="0 0 690 292" svg:d="M133 0h424c73 0 133 59 133 132v28c0 73-60 132-133 132h-424c-74 0-133-59-133-132v-28c0-73 59-132 133-132z">
          <text:p/>
        </draw:path>
        <draw:path draw:style-name="gr5" draw:text-style-name="P6" draw:layer="layout" svg:width="0.689cm" svg:height="0.291cm" svg:x="16.691cm" svg:y="4.079cm" svg:viewBox="0 0 690 292" svg:d="M133 0h425c73 0 132 59 132 132v28c0 73-59 132-132 132h-425c-73 0-133-59-133-132v-28c0-73 60-132 133-132z">
          <text:p/>
        </draw:path>
        <draw:path draw:style-name="gr5" draw:text-style-name="P6" draw:layer="layout" svg:width="0.689cm" svg:height="0.291cm" svg:x="16.214cm" svg:y="4.079cm" svg:viewBox="0 0 690 292" svg:d="M133 0h424c73 0 133 59 133 132v28c0 73-60 132-133 132h-424c-73 0-133-59-133-132v-28c0-73 60-132 133-132z">
          <text:p/>
        </draw:path>
        <draw:path draw:style-name="gr5" draw:text-style-name="P6" draw:layer="layout" svg:width="0.688cm" svg:height="0.291cm" svg:x="15.738cm" svg:y="4.079cm" svg:viewBox="0 0 689 292" svg:d="M132 0h425c73 0 132 59 132 132v28c0 73-59 132-132 132h-425c-73 0-132-59-132-132v-28c0-73 59-132 132-132z">
          <text:p/>
        </draw:path>
        <draw:frame draw:style-name="gr8" draw:text-style-name="P9" draw:layer="layout" svg:width="2.076cm" svg:height="0.467cm" svg:x="10.281cm" svg:y="3.976cm">
          <draw:text-box>
            <text:p text:style-name="P4"><text:span text:style-name="T10">Spring Boot</text:span></text:p>
          </draw:text-box>
        </draw:frame>
        <draw:path draw:style-name="gr10" draw:text-style-name="P11" draw:layer="layout" svg:width="0.689cm" svg:height="0.291cm" svg:x="17.645cm" svg:y="4.556cm" svg:viewBox="0 0 690 292" svg:d="M132 0h424c74 0 134 59 134 132v27c0 73-60 133-134 133h-424c-73 0-132-60-132-133v-27c0-73 59-132 132-132z">
          <text:p/>
        </draw:path>
        <draw:path draw:style-name="gr10" draw:text-style-name="P11" draw:layer="layout" svg:width="0.689cm" svg:height="0.291cm" svg:x="17.168cm" svg:y="4.556cm" svg:viewBox="0 0 690 292" svg:d="M133 0h424c73 0 133 59 133 132v27c0 73-60 133-133 133h-424c-74 0-133-60-133-133v-27c0-73 59-132 133-132z">
          <text:p/>
        </draw:path>
        <draw:path draw:style-name="gr5" draw:text-style-name="P6" draw:layer="layout" svg:width="0.689cm" svg:height="0.291cm" svg:x="16.691cm" svg:y="4.556cm" svg:viewBox="0 0 690 292" svg:d="M133 0h425c73 0 132 59 132 132v27c0 73-59 133-132 133h-425c-73 0-133-60-133-133v-27c0-73 60-132 133-132z">
          <text:p/>
        </draw:path>
        <draw:path draw:style-name="gr5" draw:text-style-name="P6" draw:layer="layout" svg:width="0.689cm" svg:height="0.291cm" svg:x="16.214cm" svg:y="4.556cm" svg:viewBox="0 0 690 292" svg:d="M133 0h424c73 0 133 59 133 132v27c0 73-60 133-133 133h-424c-73 0-133-60-133-133v-27c0-73 60-132 133-132z">
          <text:p/>
        </draw:path>
        <draw:path draw:style-name="gr5" draw:text-style-name="P6" draw:layer="layout" svg:width="0.688cm" svg:height="0.291cm" svg:x="15.738cm" svg:y="4.556cm" svg:viewBox="0 0 689 292" svg:d="M132 0h425c73 0 132 59 132 132v27c0 73-59 133-132 133h-425c-73 0-132-60-132-133v-27c0-73 59-132 132-132z">
          <text:p/>
        </draw:path>
        <draw:frame draw:style-name="gr8" draw:text-style-name="P9" draw:layer="layout" svg:width="1.471cm" svg:height="0.467cm" svg:x="10.281cm" svg:y="4.452cm">
          <draw:text-box>
            <text:p text:style-name="P4"><text:span text:style-name="T10">ReactJS</text:span></text:p>
          </draw:text-box>
        </draw:frame>
        <draw:path draw:style-name="gr10" draw:text-style-name="P11" draw:layer="layout" svg:width="0.689cm" svg:height="0.292cm" svg:x="17.645cm" svg:y="5.032cm" svg:viewBox="0 0 690 293" svg:d="M132 0h424c74 0 134 60 134 134v26c0 74-60 133-134 133h-424c-73 0-132-59-132-133v-26c0-74 59-134 132-134z">
          <text:p/>
        </draw:path>
        <draw:path draw:style-name="gr5" draw:text-style-name="P6" draw:layer="layout" svg:width="0.689cm" svg:height="0.292cm" svg:x="17.168cm" svg:y="5.032cm" svg:viewBox="0 0 690 293" svg:d="M133 0h424c73 0 133 60 133 134v26c0 74-60 133-133 133h-424c-74 0-133-59-133-133v-26c0-74 59-134 133-134z">
          <text:p/>
        </draw:path>
        <draw:path draw:style-name="gr5" draw:text-style-name="P6" draw:layer="layout" svg:width="0.689cm" svg:height="0.292cm" svg:x="16.691cm" svg:y="5.032cm" svg:viewBox="0 0 690 293" svg:d="M133 0h425c73 0 132 60 132 134v26c0 74-59 133-132 133h-425c-73 0-133-59-133-133v-26c0-74 60-134 133-134z">
          <text:p/>
        </draw:path>
        <draw:path draw:style-name="gr5" draw:text-style-name="P6" draw:layer="layout" svg:width="0.689cm" svg:height="0.292cm" svg:x="16.214cm" svg:y="5.032cm" svg:viewBox="0 0 690 293" svg:d="M133 0h424c73 0 133 60 133 134v26c0 74-60 133-133 133h-424c-73 0-133-59-133-133v-26c0-74 60-134 133-134z">
          <text:p/>
        </draw:path>
        <draw:path draw:style-name="gr5" draw:text-style-name="P6" draw:layer="layout" svg:width="0.688cm" svg:height="0.292cm" svg:x="15.738cm" svg:y="5.032cm" svg:viewBox="0 0 689 293" svg:d="M132 0h425c73 0 132 60 132 134v26c0 74-59 133-132 133h-425c-73 0-132-59-132-133v-26c0-74 59-134 132-134z">
          <text:p/>
        </draw:path>
        <draw:frame draw:style-name="gr8" draw:text-style-name="P9" draw:layer="layout" svg:width="1.145cm" svg:height="0.467cm" svg:x="10.281cm" svg:y="4.929cm">
          <draw:text-box>
            <text:p text:style-name="P4"><text:span text:style-name="T10">VueJS</text:span></text:p>
          </draw:text-box>
        </draw:frame>
        <draw:path draw:style-name="gr10" draw:text-style-name="P11" draw:layer="layout" svg:width="0.689cm" svg:height="0.292cm" svg:x="17.645cm" svg:y="5.509cm" svg:viewBox="0 0 690 293" svg:d="M132 0h424c74 0 134 60 134 133v26c0 74-60 134-134 134h-424c-73 0-132-60-132-134v-26c0-73 59-133 132-133z">
          <text:p/>
        </draw:path>
        <draw:path draw:style-name="gr10" draw:text-style-name="P11" draw:layer="layout" svg:width="0.689cm" svg:height="0.292cm" svg:x="17.168cm" svg:y="5.509cm" svg:viewBox="0 0 690 293" svg:d="M133 0h424c73 0 133 60 133 133v26c0 74-60 134-133 134h-424c-74 0-133-60-133-134v-26c0-73 59-133 133-133z">
          <text:p/>
        </draw:path>
        <draw:path draw:style-name="gr5" draw:text-style-name="P6" draw:layer="layout" svg:width="0.689cm" svg:height="0.292cm" svg:x="16.691cm" svg:y="5.509cm" svg:viewBox="0 0 690 293" svg:d="M133 0h425c73 0 132 60 132 133v26c0 74-59 134-132 134h-425c-73 0-133-60-133-134v-26c0-73 60-133 133-133z">
          <text:p/>
        </draw:path>
        <draw:path draw:style-name="gr5" draw:text-style-name="P6" draw:layer="layout" svg:width="0.689cm" svg:height="0.292cm" svg:x="16.214cm" svg:y="5.509cm" svg:viewBox="0 0 690 293" svg:d="M133 0h424c73 0 133 60 133 133v26c0 74-60 134-133 134h-424c-73 0-133-60-133-134v-26c0-73 60-133 133-133z">
          <text:p/>
        </draw:path>
        <draw:path draw:style-name="gr5" draw:text-style-name="P6" draw:layer="layout" svg:width="0.688cm" svg:height="0.292cm" svg:x="15.738cm" svg:y="5.509cm" svg:viewBox="0 0 689 293" svg:d="M132 0h425c73 0 132 60 132 133v26c0 74-59 134-132 134h-425c-73 0-132-60-132-134v-26c0-73 59-133 132-133z">
          <text:p/>
        </draw:path>
        <draw:frame draw:style-name="gr8" draw:text-style-name="P9" draw:layer="layout" svg:width="2.258cm" svg:height="0.467cm" svg:x="10.281cm" svg:y="5.406cm">
          <draw:text-box>
            <text:p text:style-name="P4"><text:span text:style-name="T10">React-Native</text:span></text:p>
          </draw:text-box>
        </draw:frame>
        <draw:path draw:style-name="gr5" draw:text-style-name="P6" draw:layer="layout" svg:width="0.689cm" svg:height="0.291cm" svg:x="17.645cm" svg:y="5.986cm" svg:viewBox="0 0 690 292" svg:d="M132 0h424c74 0 134 59 134 133v26c0 73-60 133-134 133h-424c-73 0-132-60-132-133v-26c0-74 59-133 132-133z">
          <text:p/>
        </draw:path>
        <draw:path draw:style-name="gr5" draw:text-style-name="P6" draw:layer="layout" svg:width="0.689cm" svg:height="0.291cm" svg:x="17.168cm" svg:y="5.986cm" svg:viewBox="0 0 690 292" svg:d="M133 0h424c73 0 133 59 133 133v26c0 73-60 133-133 133h-424c-74 0-133-60-133-133v-26c0-74 59-133 133-133z">
          <text:p/>
        </draw:path>
        <draw:path draw:style-name="gr5" draw:text-style-name="P6" draw:layer="layout" svg:width="0.689cm" svg:height="0.291cm" svg:x="16.691cm" svg:y="5.986cm" svg:viewBox="0 0 690 292" svg:d="M133 0h425c73 0 132 59 132 133v26c0 73-59 133-132 133h-425c-73 0-133-60-133-133v-26c0-74 60-133 133-133z">
          <text:p/>
        </draw:path>
        <draw:path draw:style-name="gr5" draw:text-style-name="P6" draw:layer="layout" svg:width="0.689cm" svg:height="0.291cm" svg:x="16.214cm" svg:y="5.986cm" svg:viewBox="0 0 690 292" svg:d="M133 0h424c73 0 133 59 133 133v26c0 73-60 133-133 133h-424c-73 0-133-60-133-133v-26c0-74 60-133 133-133z">
          <text:p/>
        </draw:path>
        <draw:path draw:style-name="gr5" draw:text-style-name="P6" draw:layer="layout" svg:width="0.688cm" svg:height="0.291cm" svg:x="15.738cm" svg:y="5.986cm" svg:viewBox="0 0 689 292" svg:d="M132 0h425c73 0 132 59 132 133v26c0 73-59 133-132 133h-425c-73 0-132-60-132-133v-26c0-74 59-133 132-133z">
          <text:p/>
        </draw:path>
        <draw:frame draw:style-name="gr8" draw:text-style-name="P9" draw:layer="layout" svg:width="3.346cm" svg:height="0.467cm" svg:x="10.281cm" svg:y="5.883cm">
          <draw:text-box>
            <text:p text:style-name="P4"><text:span text:style-name="T10">Docker &amp; compose</text:span></text:p>
          </draw:text-box>
        </draw:frame>
        <draw:frame draw:style-name="gr8" draw:text-style-name="P9" draw:layer="layout" svg:width="2.339cm" svg:height="0.467cm" svg:x="1.566cm" svg:y="6.836cm">
          <draw:text-box>
            <text:p text:style-name="P4"><text:span text:style-name="T8">Data Science</text:span></text:p>
          </draw:text-box>
        </draw:frame>
        <draw:path draw:style-name="gr10" draw:text-style-name="P11" draw:layer="layout" svg:width="0.689cm" svg:height="0.292cm" svg:x="8.93cm" svg:y="7.628cm" svg:viewBox="0 0 690 293" svg:d="M132 0h425c73 0 133 60 133 134v26c0 73-60 133-133 133h-425c-73 0-132-60-132-133v-26c0-74 59-134 132-134z">
          <text:p/>
        </draw:path>
        <draw:path draw:style-name="gr10" draw:text-style-name="P11" draw:layer="layout" svg:width="0.689cm" svg:height="0.292cm" svg:x="8.453cm" svg:y="7.628cm" svg:viewBox="0 0 690 293" svg:d="M133 0h424c74 0 133 60 133 134v26c0 73-59 133-133 133h-424c-74 0-133-60-133-133v-26c0-74 59-134 133-134z">
          <text:p/>
        </draw:path>
        <draw:path draw:style-name="gr5" draw:text-style-name="P6" draw:layer="layout" svg:width="0.689cm" svg:height="0.292cm" svg:x="7.976cm" svg:y="7.628cm" svg:viewBox="0 0 690 293" svg:d="M133 0h424c74 0 133 60 133 134v26c0 73-59 133-133 133h-424c-73 0-133-60-133-133v-26c0-74 60-134 133-134z">
          <text:p/>
        </draw:path>
        <draw:path draw:style-name="gr5" draw:text-style-name="P6" draw:layer="layout" svg:width="0.688cm" svg:height="0.292cm" svg:x="7.5cm" svg:y="7.628cm" svg:viewBox="0 0 689 293" svg:d="M132 0h425c73 0 132 60 132 134v26c0 73-59 133-132 133h-425c-73 0-132-60-132-133v-26c0-74 59-134 132-134z">
          <text:p/>
        </draw:path>
        <draw:path draw:style-name="gr5" draw:text-style-name="P6" draw:layer="layout" svg:width="0.688cm" svg:height="0.292cm" svg:x="7.023cm" svg:y="7.628cm" svg:viewBox="0 0 689 293" svg:d="M132 0h425c73 0 132 60 132 134v26c0 73-59 133-132 133h-425c-73 0-132-60-132-133v-26c0-74 59-134 132-134z">
          <text:p/>
        </draw:path>
        <draw:frame draw:style-name="gr8" draw:text-style-name="P9" draw:layer="layout" svg:width="2.318cm" svg:height="0.467cm" svg:x="1.566cm" svg:y="7.525cm">
          <draw:text-box>
            <text:p text:style-name="P4"><text:span text:style-name="T10">Manipulation</text:span></text:p>
          </draw:text-box>
        </draw:frame>
        <draw:path draw:style-name="gr10" draw:text-style-name="P11" draw:layer="layout" svg:width="0.689cm" svg:height="0.292cm" svg:x="8.93cm" svg:y="8.105cm" svg:viewBox="0 0 690 293" svg:d="M132 0h425c73 0 133 60 133 133v26c0 74-60 134-133 134h-425c-73 0-132-60-132-134v-26c0-73 59-133 132-133z">
          <text:p/>
        </draw:path>
        <draw:path draw:style-name="gr10" draw:text-style-name="P11" draw:layer="layout" svg:width="0.689cm" svg:height="0.292cm" svg:x="8.453cm" svg:y="8.105cm" svg:viewBox="0 0 690 293" svg:d="M133 0h424c74 0 133 60 133 133v26c0 74-59 134-133 134h-424c-74 0-133-60-133-134v-26c0-73 59-133 133-133z">
          <text:p/>
        </draw:path>
        <draw:path draw:style-name="gr5" draw:text-style-name="P6" draw:layer="layout" svg:width="0.689cm" svg:height="0.292cm" svg:x="7.976cm" svg:y="8.105cm" svg:viewBox="0 0 690 293" svg:d="M133 0h424c74 0 133 60 133 133v26c0 74-59 134-133 134h-424c-73 0-133-60-133-134v-26c0-73 60-133 133-133z">
          <text:p/>
        </draw:path>
        <draw:path draw:style-name="gr5" draw:text-style-name="P6" draw:layer="layout" svg:width="0.688cm" svg:height="0.292cm" svg:x="7.5cm" svg:y="8.105cm" svg:viewBox="0 0 689 293" svg:d="M132 0h425c73 0 132 60 132 133v26c0 74-59 134-132 134h-425c-73 0-132-60-132-134v-26c0-73 59-133 132-133z">
          <text:p/>
        </draw:path>
        <draw:path draw:style-name="gr5" draw:text-style-name="P6" draw:layer="layout" svg:width="0.688cm" svg:height="0.292cm" svg:x="7.023cm" svg:y="8.105cm" svg:viewBox="0 0 689 293" svg:d="M132 0h425c73 0 132 60 132 133v26c0 74-59 134-132 134h-425c-73 0-132-60-132-134v-26c0-73 59-133 132-133z">
          <text:p/>
        </draw:path>
        <draw:frame draw:style-name="gr8" draw:text-style-name="P9" draw:layer="layout" svg:width="1.492cm" svg:height="0.467cm" svg:x="1.566cm" svg:y="8.002cm">
          <draw:text-box>
            <text:p text:style-name="P4"><text:span text:style-name="T10">Analysis</text:span></text:p>
          </draw:text-box>
        </draw:frame>
        <draw:path draw:style-name="gr10" draw:text-style-name="P11" draw:layer="layout" svg:width="0.689cm" svg:height="0.291cm" svg:x="8.93cm" svg:y="8.582cm" svg:viewBox="0 0 690 292" svg:d="M132 0h425c73 0 133 60 133 133v27c0 73-60 132-133 132h-425c-73 0-132-59-132-132v-27c0-73 59-133 132-133z">
          <text:p/>
        </draw:path>
        <draw:path draw:style-name="gr10" draw:text-style-name="P11" draw:layer="layout" svg:width="0.689cm" svg:height="0.291cm" svg:x="8.453cm" svg:y="8.582cm" svg:viewBox="0 0 690 292" svg:d="M133 0h424c74 0 133 60 133 133v27c0 73-59 132-133 132h-424c-74 0-133-59-133-132v-27c0-73 59-133 133-133z">
          <text:p/>
        </draw:path>
        <draw:path draw:style-name="gr5" draw:text-style-name="P6" draw:layer="layout" svg:width="0.689cm" svg:height="0.291cm" svg:x="7.976cm" svg:y="8.582cm" svg:viewBox="0 0 690 292" svg:d="M133 0h424c74 0 133 60 133 133v27c0 73-59 132-133 132h-424c-73 0-133-59-133-132v-27c0-73 60-133 133-133z">
          <text:p/>
        </draw:path>
        <draw:path draw:style-name="gr5" draw:text-style-name="P6" draw:layer="layout" svg:width="0.688cm" svg:height="0.291cm" svg:x="7.5cm" svg:y="8.582cm" svg:viewBox="0 0 689 292" svg:d="M132 0h425c73 0 132 60 132 133v27c0 73-59 132-132 132h-425c-73 0-132-59-132-132v-27c0-73 59-133 132-133z">
          <text:p/>
        </draw:path>
        <draw:path draw:style-name="gr5" draw:text-style-name="P6" draw:layer="layout" svg:width="0.688cm" svg:height="0.291cm" svg:x="7.023cm" svg:y="8.582cm" svg:viewBox="0 0 689 292" svg:d="M132 0h425c73 0 132 60 132 133v27c0 73-59 132-132 132h-425c-73 0-132-59-132-132v-27c0-73 59-133 132-133z">
          <text:p/>
        </draw:path>
        <draw:frame draw:style-name="gr8" draw:text-style-name="P9" draw:layer="layout" svg:width="2.284cm" svg:height="0.467cm" svg:x="1.566cm" svg:y="8.479cm">
          <draw:text-box>
            <text:p text:style-name="P4"><text:span text:style-name="T10">Visualization</text:span></text:p>
          </draw:text-box>
        </draw:frame>
        <draw:frame draw:style-name="gr8" draw:text-style-name="P9" draw:layer="layout" svg:width="3.063cm" svg:height="0.467cm" svg:x="1.566cm" svg:y="8.955cm">
          <draw:text-box>
            <text:p text:style-name="P4"><text:span text:style-name="T10">Scientific Python </text:span></text:p>
          </draw:text-box>
        </draw:frame>
        <draw:path draw:style-name="gr10" draw:text-style-name="P11" draw:layer="layout" svg:width="0.689cm" svg:height="0.291cm" svg:x="8.93cm" svg:y="9.059cm" svg:viewBox="0 0 690 292" svg:d="M132 0h425c73 0 133 59 133 133v27c0 73-60 132-133 132h-425c-73 0-132-59-132-132v-27c0-74 59-133 132-133z">
          <text:p/>
        </draw:path>
        <draw:path draw:style-name="gr10" draw:text-style-name="P11" draw:layer="layout" svg:width="0.689cm" svg:height="0.291cm" svg:x="8.453cm" svg:y="9.059cm" svg:viewBox="0 0 690 292" svg:d="M133 0h424c74 0 133 59 133 133v27c0 73-59 132-133 132h-424c-74 0-133-59-133-132v-27c0-74 59-133 133-133z">
          <text:p/>
        </draw:path>
        <draw:path draw:style-name="gr5" draw:text-style-name="P6" draw:layer="layout" svg:width="0.689cm" svg:height="0.291cm" svg:x="7.976cm" svg:y="9.059cm" svg:viewBox="0 0 690 292" svg:d="M133 0h424c74 0 133 59 133 133v27c0 73-59 132-133 132h-424c-73 0-133-59-133-132v-27c0-74 60-133 133-133z">
          <text:p/>
        </draw:path>
        <draw:path draw:style-name="gr5" draw:text-style-name="P6" draw:layer="layout" svg:width="0.688cm" svg:height="0.291cm" svg:x="7.5cm" svg:y="9.059cm" svg:viewBox="0 0 689 292" svg:d="M132 0h425c73 0 132 59 132 133v27c0 73-59 132-132 132h-425c-73 0-132-59-132-132v-27c0-74 59-133 132-133z">
          <text:p/>
        </draw:path>
        <draw:path draw:style-name="gr5" draw:text-style-name="P6" draw:layer="layout" svg:width="0.688cm" svg:height="0.291cm" svg:x="7.023cm" svg:y="9.059cm" svg:viewBox="0 0 689 292" svg:d="M132 0h425c73 0 132 59 132 133v27c0 73-59 132-132 132h-425c-73 0-132-59-132-132v-27c0-74 59-133 132-133z">
          <text:p/>
        </draw:path>
        <draw:polygon draw:style-name="gr2" draw:text-style-name="P2" draw:layer="layout" svg:width="18.225cm" svg:height="6.596cm" svg:x="1.566cm" svg:y="10.701cm" svg:viewBox="0 0 18226 6597" draw:points="0,0 18226,0 18226,6597 0,6597">
          <text:p/>
        </draw:polygon>
        <draw:polygon draw:style-name="gr5" draw:text-style-name="P6" draw:layer="layout" svg:width="17.695cm" svg:height="0.026cm" svg:x="1.566cm" svg:y="11.178cm" svg:viewBox="0 0 17696 27" draw:points="0,0 17696,0 17696,27 0,27">
          <text:p/>
        </draw:polygon>
        <draw:polygon draw:style-name="gr5" draw:text-style-name="P6" draw:layer="layout" svg:width="17.695cm" svg:height="0.027cm" svg:x="1.566cm" svg:y="12.052cm" svg:viewBox="0 0 17696 28" draw:points="0,0 17696,0 17696,28 0,28">
          <text:p/>
        </draw:polygon>
        <draw:frame draw:style-name="gr8" draw:text-style-name="P9" draw:layer="layout" svg:width="1.424cm" svg:height="0.467cm" svg:x="1.566cm" svg:y="9.432cm">
          <draw:text-box>
            <text:p text:style-name="P4"><text:span text:style-name="T10">libraries</text:span></text:p>
          </draw:text-box>
        </draw:frame>
        <draw:frame draw:style-name="gr9" draw:text-style-name="P10" draw:layer="layout" svg:width="3.634cm" svg:height="0.674cm" svg:x="1.566cm" svg:y="11.3cm">
          <draw:text-box>
            <text:p text:style-name="P4"><text:span text:style-name="T5">E</text:span><text:span text:style-name="T5">X</text:span><text:span text:style-name="T5">P</text:span><text:span text:style-name="T5">E</text:span><text:span text:style-name="T5">R</text:span><text:span text:style-name="T5">I</text:span><text:span text:style-name="T5">E</text:span><text:span text:style-name="T5">N</text:span><text:span text:style-name="T5">C</text:span><text:span text:style-name="T5">E</text:span></text:p>
          </draw:text-box>
        </draw:frame>
        <draw:frame draw:style-name="gr8" draw:text-style-name="P9" draw:layer="layout" svg:width="3.702cm" svg:height="0.467cm" svg:x="4.745cm" svg:y="12.69cm">
          <draw:text-box>
            <text:p text:style-name="P4"><text:span text:style-name="T8">joyken </text:span><text:span text:style-name="T8">Technologies</text:span></text:p>
          </draw:text-box>
        </draw:frame>
        <draw:frame draw:style-name="gr8" draw:text-style-name="P9" draw:layer="layout" svg:width="4.553cm" svg:height="0.467cm" svg:x="4.745cm" svg:y="13.167cm">
          <draw:text-box>
            <text:p text:style-name="P4"><text:span text:style-name="T9">Software Engineer, </text:span><text:span text:style-name="T9">Nairobi</text:span></text:p>
          </draw:text-box>
        </draw:frame>
        <draw:frame draw:style-name="gr8" draw:text-style-name="P9" draw:layer="layout" svg:width="13.875cm" svg:height="0.467cm" svg:x="4.745cm" svg:y="13.644cm">
          <draw:text-box>
            <text:p text:style-name="P4"><text:span text:style-name="T10">Working on data </text:span><text:span text:style-name="T10">science and </text:span><text:span text:style-name="T10">building </text:span><text:span text:style-name="T10">web/desktop </text:span><text:span text:style-name="T10">applications. </text:span><text:span text:style-name="T10">Mostly using </text:span></text:p>
          </draw:text-box>
        </draw:frame>
        <draw:frame draw:style-name="gr8" draw:text-style-name="P9" draw:layer="layout" svg:width="14.886cm" svg:height="0.467cm" svg:x="4.745cm" svg:y="14.121cm">
          <draw:text-box>
            <text:p text:style-name="P4"><text:span text:style-name="T10">Python at backend, many Javascript libraries/frameworks at frontend and Docker at </text:span></text:p>
          </draw:text-box>
        </draw:frame>
        <draw:frame draw:style-name="gr8" draw:text-style-name="P9" draw:layer="layout" svg:width="2.191cm" svg:height="0.467cm" svg:x="4.745cm" svg:y="14.598cm">
          <draw:text-box>
            <text:p text:style-name="P4"><text:span text:style-name="T10">deployment.</text:span></text:p>
          </draw:text-box>
        </draw:frame>
        <draw:frame draw:style-name="gr8" draw:text-style-name="P9" draw:layer="layout" svg:width="2.631cm" svg:height="0.467cm" svg:x="1.566cm" svg:y="12.69cm">
          <draw:text-box>
            <text:p text:style-name="P4"><text:span text:style-name="T10">0</text:span><text:span text:style-name="T10">4/</text:span><text:span text:style-name="T10">2</text:span><text:span text:style-name="T10">0</text:span><text:span text:style-name="T10">1</text:span><text:span text:style-name="T10">9 </text:span><text:span text:style-name="T10">- </text:span><text:span text:style-name="T10">N</text:span><text:span text:style-name="T10">o</text:span><text:span text:style-name="T10">w</text:span></text:p>
          </draw:text-box>
        </draw:frame>
        <draw:frame draw:style-name="gr8" draw:text-style-name="P9" draw:layer="layout" svg:width="8.642cm" svg:height="0.467cm" svg:x="4.745cm" svg:y="15.472cm">
          <draw:text-box>
            <text:p text:style-name="P4"><text:span text:style-name="T8">KENYA </text:span><text:span text:style-name="T8">MEDICAL </text:span><text:span text:style-name="T8">SUPPLY </text:span><text:span text:style-name="T8">AUTHORI</text:span><text:span text:style-name="T8">TY </text:span><text:span text:style-name="T8">(KEMSA)</text:span></text:p>
          </draw:text-box>
        </draw:frame>
        <draw:frame draw:style-name="gr8" draw:text-style-name="P9" draw:layer="layout" svg:width="3.169cm" svg:height="0.467cm" svg:x="4.745cm" svg:y="15.949cm">
          <draw:text-box>
            <text:p text:style-name="P4"><text:span text:style-name="T9">IT support, Nairobi</text:span></text:p>
          </draw:text-box>
        </draw:frame>
        <draw:frame draw:style-name="gr8" draw:text-style-name="P9" draw:layer="layout" svg:width="12.774cm" svg:height="0.467cm" svg:x="4.745cm" svg:y="16.425cm">
          <draw:text-box>
            <text:p text:style-name="P4"><text:span text:style-name="T10">Worked as </text:span><text:span text:style-name="T10">an intern in </text:span><text:span text:style-name="T10">ICT </text:span><text:span text:style-name="T10">department</text:span><text:span text:style-name="T10">.Got hand </text:span><text:span text:style-name="T10">on skills </text:span><text:span text:style-name="T10">on </text:span><text:span text:style-name="T10">networking </text:span></text:p>
          </draw:text-box>
        </draw:frame>
        <draw:polygon draw:style-name="gr2" draw:text-style-name="P2" draw:layer="layout" svg:width="18.225cm" svg:height="7.072cm" svg:x="1.566cm" svg:y="17.827cm" svg:viewBox="0 0 18226 7073" draw:points="0,0 18226,0 18226,7073 0,7073">
          <text:p/>
        </draw:polygon>
        <draw:polygon draw:style-name="gr5" draw:text-style-name="P6" draw:layer="layout" svg:width="17.695cm" svg:height="0.026cm" svg:x="1.566cm" svg:y="18.304cm" svg:viewBox="0 0 17696 27" draw:points="0,0 17696,0 17696,27 0,27">
          <text:p/>
        </draw:polygon>
        <draw:polygon draw:style-name="gr5" draw:text-style-name="P6" draw:layer="layout" svg:width="17.695cm" svg:height="0.026cm" svg:x="1.566cm" svg:y="19.178cm" svg:viewBox="0 0 17696 27" draw:points="0,0 17696,0 17696,27 0,27">
          <text:p/>
        </draw:polygon>
        <draw:frame draw:style-name="gr8" draw:text-style-name="P9" draw:layer="layout" svg:width="3.105cm" svg:height="0.467cm" svg:x="1.566cm" svg:y="15.472cm">
          <draw:text-box>
            <text:p text:style-name="P4"><text:span text:style-name="T10">10/2016 </text:span><text:span text:style-name="T10">- 1/2017</text:span></text:p>
          </draw:text-box>
        </draw:frame>
        <draw:frame draw:style-name="gr9" draw:text-style-name="P10" draw:layer="layout" svg:width="2.881cm" svg:height="0.674cm" svg:x="1.566cm" svg:y="18.426cm">
          <draw:text-box>
            <text:p text:style-name="P4"><text:span text:style-name="T5">PROJECTS</text:span></text:p>
          </draw:text-box>
        </draw:frame>
        <draw:frame draw:style-name="gr8" draw:text-style-name="P9" draw:layer="layout" svg:width="4.108cm" svg:height="0.467cm" svg:x="4.745cm" svg:y="19.816cm">
          <draw:text-box>
            <text:p text:style-name="P4"><text:span text:style-name="T8">PERSONAL </text:span><text:span text:style-name="T8">PROJECTS</text:span></text:p>
          </draw:text-box>
        </draw:frame>
        <draw:frame draw:style-name="gr8" draw:text-style-name="P9" draw:layer="layout" svg:width="0.396cm" svg:height="0.467cm" svg:x="4.745cm" svg:y="20.293cm">
          <draw:text-box>
            <text:p text:style-name="P4"><text:span text:style-name="T9">.</text:span></text:p>
          </draw:text-box>
        </draw:frame>
        <draw:frame draw:style-name="gr8" draw:text-style-name="P9" draw:layer="layout" svg:width="6.339cm" svg:height="0.467cm" svg:x="4.745cm" svg:y="20.77cm">
          <draw:text-box>
            <text:p text:style-name="P4"><text:span text:style-name="T10">I have shared all my code on github.</text:span></text:p>
          </draw:text-box>
        </draw:frame>
        <draw:frame draw:style-name="gr8" draw:text-style-name="P9" draw:layer="layout" svg:width="1.759cm" svg:height="0.467cm" svg:x="1.566cm" svg:y="19.816cm">
          <draw:text-box>
            <text:p text:style-name="P4"><text:span text:style-name="T10">2</text:span><text:span text:style-name="T10">0</text:span><text:span text:style-name="T10">1</text:span><text:span text:style-name="T10">8</text:span><text:span text:style-name="T10">-</text:span><text:span text:style-name="T10">n</text:span><text:span text:style-name="T10">o</text:span><text:span text:style-name="T10">w</text:span></text:p>
          </draw:text-box>
        </draw:frame>
        <draw:frame draw:style-name="gr8" draw:text-style-name="P9" draw:layer="layout" svg:width="3.765cm" svg:height="0.467cm" svg:x="4.745cm" svg:y="21.644cm">
          <draw:text-box>
            <text:p text:style-name="P4"><text:span text:style-name="T8">IN-</text:span><text:span text:style-name="T8">WO</text:span><text:span text:style-name="T8">RK </text:span><text:span text:style-name="T8">PRO</text:span><text:span text:style-name="T8">JEC</text:span><text:span text:style-name="T8">TS</text:span></text:p>
          </draw:text-box>
        </draw:frame>
        <draw:frame draw:style-name="gr8" draw:text-style-name="P9" draw:layer="layout" svg:width="3.626cm" svg:height="0.467cm" svg:x="4.745cm" svg:y="22.121cm">
          <draw:text-box>
            <text:p text:style-name="P4"><text:span text:style-name="T9">Joyken Technologies</text:span></text:p>
          </draw:text-box>
        </draw:frame>
        <draw:frame draw:style-name="gr8" draw:text-style-name="P9" draw:layer="layout" svg:width="14.81cm" svg:height="0.467cm" svg:x="4.745cm" svg:y="22.597cm">
          <draw:text-box>
            <text:p text:style-name="P4"><text:span text:style-name="T10">- Lots of web applications with django/djangorest/(react-vue), desktop applications </text:span></text:p>
          </draw:text-box>
        </draw:frame>
        <draw:frame draw:style-name="gr8" draw:text-style-name="P9" draw:layer="layout" svg:width="1.721cm" svg:height="0.467cm" svg:x="4.745cm" svg:y="23.074cm">
          <draw:text-box>
            <text:p text:style-name="P4"><text:span text:style-name="T10">with pyqt.</text:span></text:p>
          </draw:text-box>
        </draw:frame>
        <draw:frame draw:style-name="gr8" draw:text-style-name="P9" draw:layer="layout" svg:width="10.585cm" svg:height="0.467cm" svg:x="4.745cm" svg:y="24.028cm">
          <draw:text-box>
            <text:p text:style-name="P4"><text:span text:style-name="T10">- Data analysis and prediction with </text:span><text:span text:style-name="T10">scientific python libraries</text:span></text:p>
          </draw:text-box>
        </draw:frame>
        <draw:frame draw:style-name="gr8" draw:text-style-name="P9" draw:layer="layout" svg:width="1.759cm" svg:height="0.467cm" svg:x="1.566cm" svg:y="21.644cm">
          <draw:text-box>
            <text:p text:style-name="P4"><text:span text:style-name="T10">2017-n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ontAwesome1" svg:font-family="FontAwesome"/>
    <style:font-face style:name="Roboto1" svg:font-family="Roboto"/>
    <style:font-face style:name="Robotoular1" svg:font-family="Robotoular"/>
    <style:font-face style:name="DejaVu Sans1" svg:font-family="'DejaVu Sans'" style:font-pitch="variable"/>
    <style:font-face style:name="FontAwesome" svg:font-family="FontAwesome" style:font-pitch="variable"/>
    <style:font-face style:name="Liberation Serif1" svg:font-family="'Liberation Serif'" style:font-pitch="variable"/>
    <style:font-face style:name="Roboto" svg:font-family="Roboto" style:font-pitch="variable"/>
    <style:font-face style:name="Robotoular" svg:font-family="Robotoular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11-29T07:56:42.989616439</dc:date>
    <meta:editing-duration>PT11M43S</meta:editing-duration>
    <meta:editing-cycles>4</meta:editing-cycles>
    <meta:generator>LibreOffice/6.2.8.2$Linux_X86_64 LibreOffice_project/20$Build-2</meta:generator>
    <meta:document-statistic meta:object-count="180"/>
  </office:meta>
</office:document-meta>
</file>